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ing_20_2">
      <style:text-properties officeooo:paragraph-rsid="00024803"/>
    </style:style>
    <style:style style:name="P2" style:family="paragraph" style:parent-style-name="Standard" style:list-style-name="L1">
      <style:text-properties officeooo:rsid="00261b93" officeooo:paragraph-rsid="00024803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261b93" officeooo:paragraph-rsid="00024803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024803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024803" officeooo:paragraph-rsid="00024803"/>
    </style:style>
    <style:style style:name="T1" style:family="text">
      <style:text-properties officeooo:rsid="00261b93"/>
    </style:style>
    <style:style style:name="T2" style:family="text">
      <style:text-properties officeooo:rsid="00276f40"/>
    </style:style>
    <style:style style:name="T3" style:family="text">
      <style:text-properties fo:font-style="italic" officeooo:rsid="00276f40" style:font-style-asian="italic" style:font-style-complex="italic"/>
    </style:style>
    <style:style style:name="T4" style:family="text">
      <style:text-properties fo:font-style="normal" officeooo:rsid="00276f40" style:font-style-asian="normal" style:font-style-complex="normal"/>
    </style:style>
    <style:style style:name="T5" style:family="text">
      <style:text-properties fo:font-style="normal" officeooo:rsid="002775e6" style:font-style-asian="normal" style:font-style-complex="normal"/>
    </style:style>
    <style:style style:name="T6" style:family="text">
      <style:text-properties officeooo:rsid="002775e6"/>
    </style:style>
    <style:style style:name="T7" style:family="text">
      <style:text-properties officeooo:rsid="001cf172"/>
    </style:style>
    <style:style style:name="T8" style:family="text">
      <style:text-properties officeooo:rsid="001f91cd"/>
    </style:style>
    <style:style style:name="T9" style:family="text">
      <style:text-properties style:use-window-font-color="true" style:font-name="Calibri" fo:font-size="11pt" fo:language="en" fo:country="US" officeooo:rsid="001f91cd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0" style:family="text">
      <style:text-properties style:use-window-font-color="true" style:font-name="Calibri" fo:font-size="11pt" fo:language="en" fo:country="US" fo:font-style="italic" officeooo:rsid="001f91cd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 style:font-style-complex="italic"/>
    </style:style>
    <style:style style:name="T11" style:family="text">
      <style:text-properties style:use-window-font-color="true" style:font-name="Calibri" fo:font-size="11pt" fo:language="en" fo:country="US" fo:font-style="italic" officeooo:rsid="00214e7f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 style:font-style-complex="italic"/>
    </style:style>
    <style:style style:name="T12" style:family="text">
      <style:text-properties style:use-window-font-color="true" style:font-name="Calibri" fo:font-size="11pt" fo:language="en" fo:country="US" fo:font-style="italic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 style:font-style-complex="italic"/>
    </style:style>
    <style:style style:name="T13" style:family="text">
      <style:text-properties style:use-window-font-color="true" style:font-name="Calibri" fo:font-size="11pt" fo:language="en" fo:country="US" fo:font-style="italic" style:text-underline-style="none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 style:font-style-complex="italic"/>
    </style:style>
    <style:style style:name="T14" style:family="text">
      <style:text-properties style:use-window-font-color="true" style:font-name="Calibri" fo:font-size="11pt" fo:language="en" fo:country="US" fo:font-style="normal" officeooo:rsid="001f91cd" style:letter-kerning="false" style:font-name-asian="Calibri1" style:font-size-asian="11pt" style:language-asian="en" style:country-asian="US" style:font-style-asian="normal" style:font-name-complex="F" style:font-size-complex="11pt" style:language-complex="ar" style:country-complex="SA" style:font-style-complex="normal"/>
    </style:style>
    <style:style style:name="T15" style:family="text">
      <style:text-properties style:use-window-font-color="true" style:font-name="Calibri" fo:font-size="11pt" fo:language="en" fo:country="US" fo:font-style="normal" officeooo:rsid="00276f40" style:letter-kerning="false" style:font-name-asian="Calibri1" style:font-size-asian="11pt" style:language-asian="en" style:country-asian="US" style:font-style-asian="normal" style:font-name-complex="F" style:font-size-complex="11pt" style:language-complex="ar" style:country-complex="SA" style:font-style-complex="normal"/>
    </style:style>
    <style:style style:name="T16" style:family="text">
      <style:text-properties style:use-window-font-color="true" style:font-name="Calibri" fo:font-size="11pt" fo:language="en" fo:country="US" fo:font-style="normal" officeooo:rsid="00204a78" style:letter-kerning="false" style:font-name-asian="Calibri1" style:font-size-asian="11pt" style:language-asian="en" style:country-asian="US" style:font-style-asian="normal" style:font-name-complex="F" style:font-size-complex="11pt" style:language-complex="ar" style:country-complex="SA" style:font-style-complex="normal"/>
    </style:style>
    <style:style style:name="T17" style:family="text">
      <style:text-properties style:use-window-font-color="true" style:font-name="Calibri" fo:font-size="11pt" fo:language="en" fo:country="US" fo:font-style="normal" officeooo:rsid="00214e7f" style:letter-kerning="false" style:font-name-asian="Calibri1" style:font-size-asian="11pt" style:language-asian="en" style:country-asian="US" style:font-style-asian="normal" style:font-name-complex="F" style:font-size-complex="11pt" style:language-complex="ar" style:country-complex="SA" style:font-style-complex="normal"/>
    </style:style>
    <style:style style:name="T18" style:family="text">
      <style:text-properties style:use-window-font-color="true" style:font-name="Calibri" fo:font-size="11pt" fo:language="en" fo:country="US" fo:font-style="normal" officeooo:rsid="00244033" style:letter-kerning="false" style:font-name-asian="Calibri1" style:font-size-asian="11pt" style:language-asian="en" style:country-asian="US" style:font-style-asian="normal" style:font-name-complex="F" style:font-size-complex="11pt" style:language-complex="ar" style:country-complex="SA" style:font-style-complex="normal"/>
    </style:style>
    <style:style style:name="T19" style:family="text">
      <style:text-properties style:use-window-font-color="true" style:font-name="Calibri" fo:font-size="11pt" fo:language="en" fo:country="US" fo:font-style="normal" officeooo:rsid="002775e6" style:letter-kerning="false" style:font-name-asian="Calibri1" style:font-size-asian="11pt" style:language-asian="en" style:country-asian="US" style:font-style-asian="normal" style:font-name-complex="F" style:font-size-complex="11pt" style:language-complex="ar" style:country-complex="SA" style:font-style-complex="normal"/>
    </style:style>
    <style:style style:name="T20" style:family="text">
      <style:text-properties style:use-window-font-color="true" style:font-name="Calibri" fo:font-size="11pt" fo:language="en" fo:country="US" fo:font-style="normal" style:letter-kerning="false" style:font-name-asian="Calibri1" style:font-size-asian="11pt" style:language-asian="en" style:country-asian="US" style:font-style-asian="normal" style:font-name-complex="F" style:font-size-complex="11pt" style:language-complex="ar" style:country-complex="SA" style:font-style-complex="normal"/>
    </style:style>
    <style:style style:name="T21" style:family="text">
      <style:text-properties style:use-window-font-color="true" style:font-name="Calibri" fo:font-size="11pt" fo:language="en" fo:country="US" fo:font-style="normal" officeooo:rsid="0002c6f8" style:letter-kerning="false" style:font-name-asian="Calibri1" style:font-size-asian="11pt" style:language-asian="en" style:country-asian="US" style:font-style-asian="normal" style:font-name-complex="F" style:font-size-complex="11pt" style:language-complex="ar" style:country-complex="SA" style:font-style-complex="normal"/>
    </style:style>
    <style:style style:name="T22" style:family="text">
      <style:text-properties style:use-window-font-color="true" style:font-name="Calibri" fo:font-size="11pt" fo:language="en" fo:country="US" fo:font-style="normal" style:text-underline-style="solid" style:text-underline-width="auto" style:text-underline-color="font-color" style:letter-kerning="false" style:font-name-asian="Calibri1" style:font-size-asian="11pt" style:language-asian="en" style:country-asian="US" style:font-style-asian="normal" style:font-name-complex="F" style:font-size-complex="11pt" style:language-complex="ar" style:country-complex="SA" style:font-style-complex="normal"/>
    </style:style>
    <style:style style:name="T23" style:family="text">
      <style:text-properties style:use-window-font-color="true" style:font-name="Calibri" fo:font-size="11pt" fo:language="en" fo:country="US" fo:font-style="normal" style:text-underline-style="none" style:letter-kerning="false" style:font-name-asian="Calibri1" style:font-size-asian="11pt" style:language-asian="en" style:country-asian="US" style:font-style-asian="normal" style:font-name-complex="F" style:font-size-complex="11pt" style:language-complex="ar" style:country-complex="SA" style:font-style-complex="normal"/>
    </style:style>
    <style:style style:name="T24" style:family="text">
      <style:text-properties style:use-window-font-color="true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25" style:family="text">
      <style:text-properties style:use-window-font-color="true" fo:font-size="11pt" fo:language="en" fo:country="US" officeooo:rsid="00295d21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26" style:family="text">
      <style:text-properties style:use-window-font-color="true" fo:font-size="11pt" fo:language="en" fo:country="US" fo:font-style="italic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 style:font-style-complex="italic"/>
    </style:style>
    <style:style style:name="T27" style:family="text">
      <style:text-properties style:use-window-font-color="true" fo:font-size="11pt" fo:language="en" fo:country="US" fo:font-style="italic" officeooo:rsid="00295d21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 style:font-style-complex="italic"/>
    </style:style>
    <style:style style:name="T28" style:family="text">
      <style:text-properties style:use-window-font-color="true" fo:font-size="11pt" fo:language="en" fo:country="US" fo:font-style="normal" officeooo:rsid="00295d21" style:letter-kerning="false" style:font-name-asian="Calibri1" style:font-size-asian="11pt" style:language-asian="en" style:country-asian="US" style:font-style-asian="normal" style:font-name-complex="F" style:font-size-complex="11pt" style:language-complex="ar" style:country-complex="SA" style:font-style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officeooo:rsid="0002c6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6">S</text:span><text:span text:style-name="T7">patial RNA-sequencing analysis</text:span></text:h>
      <text:p text:style-name="P4">Data demultiplexed in fastq format was checked with fastqc and fastq_screen to control quality sequencing. Sequencing reads were processed with <text:span text:style-name="T7">SpaceRanger (v.2.1.1) to align and count data for each sample. Genome and transcriptome used is refdata-gex-mm10-2020-A from 10x Genomics. Images used in tiff format from […].</text:span></text:p>
      <text:p text:style-name="P4"/>
      <text:p text:style-name="P4"><text:span text:style-name="T8">Data are imported </text:span><text:span text:style-name="T9">with</text:span><text:span text:style-name="T10"> Voyager</text:span><text:span text:style-name="T14"> (v.1.6.0) </text:span><text:span text:style-name="T15">in SFE object</text:span><text:span text:style-name="T14"> and we followed advanced segmentation protocol to select good spots (used high resolution images, passed a grayscale threshold </text:span><text:span text:style-name="T16">(&lt; 0.8 for D2mdx_rep2 and B6mdx_rep2 ; &lt; 0.7 for D2mdx_rep1 and B6mdx_rep1)</text:span><text:span text:style-name="T14">, passed a </text:span><text:span text:style-name="T16">detection</text:span><text:span text:style-name="T14"> mask, </text:span><text:span text:style-name="T16">calculate area spot in tissue, exclude any spot which didn’t coverage tissue and nFeature (as named detected metric) &lt;= 130).</text:span></text:p>
      <text:p text:style-name="P4"><text:span text:style-name="T16"/></text:p>
      <text:p text:style-name="P4"><text:span text:style-name="T16">Each slide </text:span><text:span text:style-name="T21">is</text:span><text:span text:style-name="T16"> analyzed separat</text:span><text:span text:style-name="T21">e</text:span><text:span text:style-name="T16">ly for the downstream analysis. We log-transformed normalized expression values, we modeled the per-gene variance and selected top2000 high variance</text:span><text:span text:style-name="T21">s</text:span><text:span text:style-name="T16"> genes, <text:s/>we performed PCA on theses genes in 30 components, we calculated Moran Index on theses genes. In parallel, we performed SpatialPCA (from v.1.3.0) on gene expression count matrix (log-transformed) </text:span><text:span text:style-name="T17">with </text:span><text:span text:style-name="T11">gene.type=”spatial”</text:span><text:span text:style-name="T17">, </text:span><text:span text:style-name="T11">sparkversion=”spark”</text:span><text:span text:style-name="T17">, </text:span><text:span text:style-name="T11">gene.number=2000</text:span><text:span text:style-name="T17">, </text:span><text:span text:style-name="T11">min.loctions=0</text:span><text:span text:style-name="T17"> and </text:span><text:span text:style-name="T11">min.features=0</text:span><text:span text:style-name="T17"> ; calculated kernel matrix from spatial locations (</text:span><text:span text:style-name="T11">kerneltype=”gaussian”</text:span><text:span text:style-name="T17">, </text:span><text:span text:style-name="T11">bandwithtype=”SJ”</text:span><text:span text:style-name="T17">) ; estimated loading matrix on 50 components and calculated Spatial Principal Component (as named latent factor matrix Z). </text:span></text:p>
      <text:p text:style-name="P4"><text:span text:style-name="T17"/></text:p>
      <text:p text:style-name="P4"><text:span text:style-name="T17">We buil</text:span><text:span text:style-name="T18">t</text:span><text:span text:style-name="T17"> a Seurat Object for each slide. After importing, we performed SCTransform on spatial assay with </text:span><text:span text:style-name="T11">variable.features.rv.th=1.3</text:span><text:span text:style-name="T17"> and </text:span><text:span text:style-name="T11">method=”glmGamPoi”</text:span><text:span text:style-name="T17"> ; we performed PCA. We imported SpatialPCA dimension reduction (SPCA). We estimated PCs using as 8 for PCA and 10 for SPCA </text:span><text:span text:style-name="T19">for each slide</text:span><text:span text:style-name="T17">. We computed shared nearest-neighbor graph with PCA and SPCA. We determined non-spatial clusters (from PCA snn graph) and spatial clusters (from SPCA snn graph) with </text:span><text:span text:style-name="T19">L</text:span><text:span text:style-name="T17">eiden algorithm in many resolutions.</text:span></text:p>
      <text:p text:style-name="P4"><text:span text:style-name="T17"/></text:p>
      <text:p text:style-name="P5"><text:span text:style-name="T17">W</text:span><text:span text:style-name="T20">e merged slides in one Seurat Object using </text:span><text:span text:style-name="T12">SpatialPCA_Multiple_Sample </text:span><text:span text:style-name="T23">R function from </text:span><text:span text:style-name="T13">SpatialPCA</text:span><text:span text:style-name="T23"> R package. We computed shared nearest-neighbor graph on SPCA.. We determined spatial clusters with Leiden algorithm in many resolutions.</text:span></text:p>
      <text:p text:style-name="P4"><text:span text:style-name="T17"/></text:p>
      <text:h text:style-name="P1" text:outline-level="2">Deconvolution of spatial RNA-sequencing data</text:h>
      <text:p text:style-name="P4"><text:span text:style-name="T24">For the deconvolute each level of single cell experiment to spatial transcriptomic experiment, we used </text:span><text:span text:style-name="T26">BayesPrism</text:span><text:span text:style-name="T24"> (v.2.2.2) </text:span><text:span text:style-name="T25">and his extension </text:span><text:span text:style-name="T27">InstaPrism</text:span><text:span text:style-name="T28"> (v.0.1.6).</text:span><text:span text:style-name="T24"> </text:span></text:p>
      <text:p text:style-name="P4"><text:span text:style-name="T24"/></text:p>
      <text:p text:style-name="P4"><text:span text:style-name="T25">We follow standard processing : prepare input reference dataset from SCT assay and count layer, select type labels as hypergroup levels and select state labels as subclustering levels ; run deconvolution on spatial assay for each slide. </text:span></text:p>
      <text:p text:style-name="P4"><text:span text:style-name="T25"/></text:p>
      <text:p text:style-name="P3">To show the cell type composition at each spot, we developed a custom script. After extraction of images and spot locations ; and alignment of data, we used deconvolute results :</text:p>
      <text:p text:style-name="P3"/>
      <text:list xml:id="list182219212" text:style-name="L1">
        <text:list-item>
          <text:p text:style-name="P2">with Myofibers deconvolute score and others hypergroup</text:p>
        </text:list-item>
        <text:list-item>
          <text:p text:style-name="P2">with subcluster Pax7+, Myog+ deconvolute score (subcluster_MuSCs_3 in B6 lineage ; subcluster_MuSCs_1 in D2 lineage) and others hypergroup</text:p>
          <text:p text:style-name="P2"/>
        </text:list-item>
      </text:list>
      <text:p text:style-name="P4"><text:span text:style-name="T1">In parallel, we performed </text:span>Getis-Ord Gi* <text:span text:style-name="T2">metric </text:span>to find hotspots and coldspots of a feature <text:span text:style-name="T2">or deconvolute score</text:span> in space. <text:span text:style-name="T2">After importing deconvolute scores in SFE object, we use </text:span><text:span text:style-name="T3">colDataUnivariate </text:span><text:span text:style-name="T4">function from Voyager R package with </text:span><text:span text:style-name="T3">type=”localG_perm”</text:span><text:span text:style-name="T4"> on a spatial neighborhood graph in </text:span><text:span text:style-name="T3">style=”B”</text:span><text:span text:style-name="T4">. </text:span></text:p>
      <text:p text:style-name="P4"><text:span text:style-name="T4"/></text:p>
      <text:p text:style-name="P4"><text:span text:style-name="T4">We used </text:span><text:span text:style-name="T3">plotLocalResult </text:span><text:span text:style-name="T4">R function to show hotspots (high values of Gi*) and coldspots (low values of Gi*). To confirm hotspots and coldspots, we performed pseudo-p-values. </text:span><text:span text:style-name="T5">We changed lowest color to be the same as no-values or lowest coldspo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.423cm" loext:contextual-spacing="false" fo:keep-together="always" fo:text-indent="0cm" style:auto-text-indent="false" fo:keep-with-next="always"/>
      <style:text-properties fo:font-size="12pt" style:text-underline-style="solid" style:text-underline-width="auto" style:text-underline-color="font-color" fo:font-weight="bold" style:font-name-asian="F" style:font-family-generic-asian="system" style:font-pitch-asian="variable" style:font-size-asian="12pt" style:font-weight-asian="bold" style:font-name-complex="Calibri1" style:font-family-complex="Calibri" style:font-family-generic-complex="system" style:font-pitch-complex="variable" style:font-size-complex="12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1pt" style:text-underline-style="none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20T13:28:44.251273783</meta:creation-date>
    <dc:date>2024-12-20T13:42:05.488577562</dc:date>
    <meta:editing-duration>PT13M2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514" meta:character-count="3552" meta:non-whitespace-character-count="3050"/>
  </office:meta>
</office:document-meta>
</file>